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tures</text:p>
          </table:table-cell>
          <table:table-cell office:value-type="string" calcext:value-type="string">
            <text:p>loglike.training</text:p>
          </table:table-cell>
          <table:table-cell office:value-type="string" calcext:value-type="string">
            <text:p>loglike.c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8728.41837184" calcext:value-type="float">
            <text:p>-148728.418371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8504.1190202041" calcext:value-type="float">
            <text:p>-98504.1190202041</text:p>
          </table:table-cell>
          <table:table-cell office:value-type="float" office:value="-28369.1997606911" calcext:value-type="float">
            <text:p>-28369.19976069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1736.7489910309" calcext:value-type="float">
            <text:p>-71736.7489910309</text:p>
          </table:table-cell>
          <table:table-cell office:value-type="float" office:value="-17243.0249145418" calcext:value-type="float">
            <text:p>-17243.0249145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4486.832843407" calcext:value-type="float">
            <text:p>-64486.832843407</text:p>
          </table:table-cell>
          <table:table-cell office:value-type="float" office:value="-15305.0624293389" calcext:value-type="float">
            <text:p>-15305.0624293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2163.7212593177" calcext:value-type="float">
            <text:p>-62163.7212593177</text:p>
          </table:table-cell>
          <table:table-cell office:value-type="float" office:value="-14379.2249005005" calcext:value-type="float">
            <text:p>-14379.2249005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9735.0570890188" calcext:value-type="float">
            <text:p>-59735.0570890188</text:p>
          </table:table-cell>
          <table:table-cell office:value-type="float" office:value="-13568.7897473087" calcext:value-type="float">
            <text:p>-13568.7897473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9304.6687117648" calcext:value-type="float">
            <text:p>-59304.6687117648</text:p>
          </table:table-cell>
          <table:table-cell office:value-type="float" office:value="-13454.9321247835" calcext:value-type="float">
            <text:p>-13454.93212478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7644.9940332028" calcext:value-type="float">
            <text:p>-57644.9940332028</text:p>
          </table:table-cell>
          <table:table-cell office:value-type="float" office:value="-12704.5402762161" calcext:value-type="float">
            <text:p>-12704.5402762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6434.1127367883" calcext:value-type="float">
            <text:p>-56434.1127367883</text:p>
          </table:table-cell>
          <table:table-cell office:value-type="float" office:value="-12548.5826760115" calcext:value-type="float">
            <text:p>-12548.5826760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5379.851366766" calcext:value-type="float">
            <text:p>-55379.851366766</text:p>
          </table:table-cell>
          <table:table-cell office:value-type="float" office:value="-12151.013722945" calcext:value-type="float">
            <text:p>-12151.013722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4819.5211323173" calcext:value-type="float">
            <text:p>-54819.5211323173</text:p>
          </table:table-cell>
          <table:table-cell office:value-type="float" office:value="-12087.4871657302" calcext:value-type="float">
            <text:p>-12087.48716573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4097.5487657293" calcext:value-type="float">
            <text:p>-54097.5487657293</text:p>
          </table:table-cell>
          <table:table-cell office:value-type="float" office:value="-11828.0575368238" calcext:value-type="float">
            <text:p>-11828.0575368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5:19:26.832216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8T15:25:08.318869393</dc:date>
    <dc:creator>Herwin Welbergen</dc:creator>
    <meta:editing-duration>PT1M40S</meta:editing-duration>
    <meta:editing-cycles>3</meta:editing-cycles>
    <meta:document-statistic meta:table-count="1" meta:cell-count="41" meta:object-count="0"/>
  </office:meta>
</office:document-meta>
</file>